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47cm" fo:min-width="8.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6.749cm" fo:min-width="8.78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9.28cm" svg:height="4.597cm" svg:x="2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4.312cm" svg:x="2.165cm" svg:y="1.753cm">
          <draw:text-box>
            <text:p text:style-name="P2"><text:span text:style-name="T1"><text:s/></text:span><text:span text:style-name="T2">pegar um número inteiro</text:span></text:p>
            <text:p text:style-name="P2"><text:span text:style-name="T2"/></text:p>
            <text:p text:style-name="P2"><text:span text:style-name="T2"><text:s/></text:span><text:span text:style-name="T2">dividir o número por 2</text:span></text:p>
            <text:p text:style-name="P2"><text:span text:style-name="T2"/></text:p>
            <text:p text:style-name="P2"><text:span text:style-name="T2"><text:s/></text:span><text:span text:style-name="T2">guardar o resto da divisão</text:span></text:p>
            <text:p text:style-name="P2"><text:span text:style-name="T2"/></text:p>
            <text:p text:style-name="P2"><text:span text:style-name="T2"><text:s/></text:span><text:span text:style-name="T2">mostrar 'número é par' se resto igual a 0</text:span></text:p>
            <text:p text:style-name="P2"><text:span text:style-name="T2"/></text:p>
            <text:p text:style-name="P2"><text:span text:style-name="T2"><text:s/></text:span><text:span text:style-name="T2">mostrar 'número é ímpar' se resto diferente de 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4" draw:text-style-name="P1" draw:layer="layout" svg:width="9.28cm" svg:height="6.999cm" svg:x="2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cm" svg:height="6.731cm" svg:x="2.165cm" svg:y="1.753cm">
          <draw:text-box>
            <text:p text:style-name="P2"><text:span text:style-name="T2">algoritmo "parimpar"</text:span></text:p>
            <text:p text:style-name="P2"><text:span text:style-name="T2">var</text:span></text:p>
            <text:p text:style-name="P2"><text:span text:style-name="T2"><text:s text:c="2"/></text:span><text:span text:style-name="T2">numero: inteiro</text:span></text:p>
            <text:p text:style-name="P2"><text:span text:style-name="T2"><text:s text:c="2"/></text:span><text:span text:style-name="T2">resto: inteiro</text:span></text:p>
            <text:p text:style-name="P2"><text:span text:style-name="T2">inicio</text:span></text:p>
            <text:p text:style-name="P2"><text:span text:style-name="T2"><text:s text:c="2"/></text:span><text:span text:style-name="T2">leia(numero)</text:span></text:p>
            <text:p text:style-name="P2"><text:span text:style-name="T2"/></text:p>
            <text:p text:style-name="P2"><text:span text:style-name="T2"><text:s text:c="2"/></text:span><text:span text:style-name="T2">resto &lt;- numero % 2</text:span></text:p>
            <text:p text:style-name="P2"><text:span text:style-name="T2"/></text:p>
            <text:p text:style-name="P2"><text:span text:style-name="T2"><text:s text:c="2"/></text:span><text:span text:style-name="T2">se (resto = 0) entao</text:span></text:p>
            <text:p text:style-name="P2"><text:span text:style-name="T2"><text:s text:c="4"/></text:span><text:span text:style-name="T2">escreva("número é par")</text:span></text:p>
            <text:p text:style-name="P2"><text:span text:style-name="T2"><text:s text:c="2"/></text:span><text:span text:style-name="T2">senao</text:span></text:p>
            <text:p text:style-name="P2"><text:span text:style-name="T2"><text:s text:c="4"/></text:span><text:span text:style-name="T2">escreva("número é impar")</text:span></text:p>
            <text:p text:style-name="P2"><text:span text:style-name="T2"><text:s text:c="2"/></text:span><text:span text:style-name="T2">fimse</text:span></text:p>
            <text:p text:style-name="P2"><text:span text:style-name="T2">fimalgorit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3T23:57:05.971336630</meta:creation-date>
    <dc:date>2020-10-14T00:13:34.610865591</dc:date>
    <meta:editing-duration>PT5M43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